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4629b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4629b2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officeooo:paragraph-rsid="00472225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2bd317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472225" style:font-size-asian="11pt" style:font-size-complex="11pt"/>
    </style:style>
    <style:style style:name="P9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292091" officeooo:paragraph-rsid="00292091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40484c" officeooo:paragraph-rsid="0040484c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4629b2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236e40" fo:background-color="transparent" style:font-size-asian="11pt" style:font-size-complex="11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321a1d" style:font-size-asian="11pt" style:font-size-complex="11pt"/>
    </style:style>
    <style:style style:name="P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629b2" style:font-size-asian="10pt" style:font-size-complex="10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font-variant="normal" fo:text-transform="none"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1pt" officeooo:paragraph-rsid="00236e40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color="#ce181e" fo:language="fr" fo:country="BE" officeooo:rsid="002d22d9" fo:background-color="#ffff00" loext:char-shading-value="0" style:font-name-complex="Arial"/>
    </style:style>
    <style:style style:name="T6" style:family="text">
      <style:text-properties fo:color="#ce181e" fo:language="fr" fo:country="BE" officeooo:rsid="002d22d9" fo:background-color="transparent" loext:char-shading-value="0" style:font-name-complex="Arial"/>
    </style:style>
    <style:style style:name="T7" style:family="text">
      <style:text-properties fo:language="fr" fo:country="BE" style:font-name-complex="Arial"/>
    </style:style>
    <style:style style:name="T8" style:family="text">
      <style:text-properties fo:language="fr" fo:country="BE" officeooo:rsid="00236e40" style:font-name-complex="Arial"/>
    </style:style>
    <style:style style:name="T9" style:family="text">
      <style:text-properties fo:language="fr" fo:country="BE" officeooo:rsid="002d22d9" style:font-name-complex="Arial"/>
    </style:style>
    <style:style style:name="T10" style:family="text">
      <style:text-properties fo:language="fr" fo:country="BE" officeooo:rsid="00340231" style:font-name-complex="Arial"/>
    </style:style>
    <style:style style:name="T11" style:family="text">
      <style:text-properties fo:language="fr" fo:country="BE" officeooo:rsid="003a6077" style:font-name-complex="Arial"/>
    </style:style>
    <style:style style:name="T12" style:family="text">
      <style:text-properties fo:language="fr" fo:country="BE" officeooo:rsid="0036dfc5" style:font-name-complex="Arial"/>
    </style:style>
    <style:style style:name="T13" style:family="text">
      <style:text-properties fo:language="fr" fo:country="BE" officeooo:rsid="003868e6" style:font-name-complex="Arial"/>
    </style:style>
    <style:style style:name="T14" style:family="text">
      <style:text-properties fo:language="fr" fo:country="BE" officeooo:rsid="0023e221" style:font-name-complex="Arial"/>
    </style:style>
    <style:style style:name="T15" style:family="text">
      <style:text-properties fo:language="fr" fo:country="BE" fo:background-color="transparent" loext:char-shading-value="0" style:font-name-complex="Arial"/>
    </style:style>
    <style:style style:name="T16" style:family="text">
      <style:text-properties fo:language="fr" fo:country="BE" officeooo:rsid="00236e40" fo:background-color="transparent" loext:char-shading-value="0" style:font-name-complex="Arial"/>
    </style:style>
    <style:style style:name="T17" style:family="text">
      <style:text-properties fo:language="fr" fo:country="BE" officeooo:rsid="0033bc87" fo:background-color="transparent" loext:char-shading-value="0" style:font-name-complex="Arial"/>
    </style:style>
    <style:style style:name="T18" style:family="text">
      <style:text-properties fo:language="fr" fo:country="BE" officeooo:rsid="002d22d9" fo:background-color="transparent" loext:char-shading-value="0" style:font-name-complex="Arial"/>
    </style:style>
    <style:style style:name="T19" style:family="text">
      <style:text-properties officeooo:rsid="0040484c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9"><text:span text:style-name="T25">do text</text:span></text:p><text:p text:style-name="P19"><text:span text:style-name="T2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4"><text:s/></text:span><text:span text:style-name="T23"><text:conditional-text text:condition="ooow:&quot;view.do_mailing()&quot;" text:string-value-if-true="&quot;mailed_data.name1&quot;" text:string-value-if-false="">mailed_data.name1</text:conditional-text></text:span><text:span text:style-name="T24"><text:s/></text:span><text:span text:style-name="T23"><text:conditional-text text:condition="ooow:&quot;view.do_mailing()&quot;" text:string-value-if-true="&quot;mailed_data.name2&quot;" text:string-value-if-false="">mailed_data.name2</text:conditional-text></text:span><text:span text:style-name="T24"><text:line-break/></text:span><text:span text:style-name="T23"><text:conditional-text text:condition="ooow:&quot;view.do_mailing()&quot;" text:string-value-if-true="&quot;mailed_data.street&quot;" text:string-value-if-false="">mailed_data.street</text:conditional-text></text:span><text:span text:style-name="T23">, </text:span><text:span text:style-name="T23"><text:conditional-text text:condition="ooow:&quot;view.do_mailing()&quot;" text:string-value-if-true="&quot;mailed_data.number&quot;" text:string-value-if-false="">mailed_data.number</text:conditional-text></text:span><text:span text:style-name="T24"><text:line-break/></text:span><text:span text:style-name="T23"><text:conditional-text text:condition="ooow:&quot;view.do_mailing()&quot;" text:string-value-if-true="&quot;mailed_data.zipcode&quot;" text:string-value-if-false="">mailed_data.zipcode</text:conditional-text></text:span><text:span text:style-name="T23"> </text:span><text:span text:style-name="T2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1"/>
      <text:p text:style-name="P9">Lettre d'information au demandeur <text:span text:style-name="T19">sur une</text:span></text:p>
      <text:p text:style-name="P10">demande de permis d'environnement</text:p>
      <text:p text:style-name="P3"/>
      <text:p text:style-name="P16"/>
      <text:p text:style-name="P3"/>
      <text:p text:style-name="P7"><office:annotation><dc:creator>Gauthier Bastien</dc:creator><dc:date>2011-02-16T16:12:24</dc:date><text:p text:style-name="P19"><text:span text:style-name="T2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2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2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2">,</text:span></text:p>
      <text:p text:style-name="P3"/>
      <text:p text:style-name="P13"><text:span text:style-name="T8">Nous avons</text:span><text:span text:style-name="T7"> l’honneur de vous informer que votre deman</text:span><text:span text:style-name="T15">de de </text:span><text:span text:style-name="T16">permis </text:span><text:span text:style-name="T17">d'environnement</text:span><text:span text:style-name="T15"> a été</text:span><text:span text:style-name="T7"> </text:span><text:span text:style-name="T9">transmise le </text:span><text:span text:style-name="T9"><text:text-input text:description="">event.transmitDate</text:text-input></text:span><text:span text:style-name="T9"><text:s/>au</text:span><text:span text:style-name="T7"> Fonctionnaire techniq</text:span><text:span text:style-name="T15">ue du Service Public de Wallonie.</text:span></text:p>
      <text:p text:style-name="P14"/>
      <text:p text:style-name="P12"><text:span text:style-name="T8">Conformément au </text:span><text:span text:style-name="T10">décret du 11 mars 1999 relatif au permis d'environnement</text:span><text:span text:style-name="T8"> et à</text:span><text:span text:style-name="T7"> titre d’information, le Fonctionnaire technique dispose d’un délai de 20 jours, à dater du jour o</text:span><text:span text:style-name="T11">ù</text:span><text:span text:style-name="T7"> il reçoi</text:span><text:span text:style-name="T12">t</text:span><text:span text:style-name="T7"> ladite demande pour statuer sur le caractère de celle-ci :</text:span></text:p>
      <text:p text:style-name="P14"/>
      <text:list xml:id="list87299447" text:style-name="WW8Num2">
        <text:list-item>
          <text:p text:style-name="P17">soit complète et recevable ;</text:p>
        </text:list-item>
        <text:list-item>
          <text:p text:style-name="P18"><text:span text:style-name="T15">soit incomplète (le Fonctionnaire Technique vous</text:span><text:span text:style-name="T7"> indiquer</text:span><text:span text:style-name="T13">a</text:span><text:span text:style-name="T14"> </text:span><text:span text:style-name="T7">les documents manquants à faire parvenir</text:span><text:span text:style-name="T18"> </text:span><text:span text:style-name="T5">ADRESSE</text:span><text:span text:style-name="T6"> </text:span><text:span text:style-name="T18">; l</text:span><text:span text:style-name="T7">e cas échéant, les motifs de son irrecevabilité</text:span><text:span text:style-name="T13">).</text:span></text:p>
        </text:list-item>
      </text:list>
      <text:p text:style-name="P5"/>
      <text:p text:style-name="P6"><text:tab/>Demeurant à votre disposition, nous vous prions d'agréer, <text:span text:style-name="T22"><text:conditional-text text:condition="ooow:&quot;view.do_mailing()&quot;" text:string-value-if-true="&quot;mailed_data.getPersonTitleValue()&quot;" text:string-value-if-false="">mailed_data.getPersonTitleValue()</text:conditional-text></text:span>, l'assurance de notre considération distinguée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6">do text</text:span></text:p><text:p text:style-name="P19"><text:span text:style-name="T26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4:26.685718407</dc:date>
    <dc:language>fr-FR</dc:language>
    <meta:editing-cycles>93</meta:editing-cycles>
    <meta:editing-duration>P1DT7H54M33S</meta:editing-duration>
    <meta:document-statistic meta:table-count="1" meta:image-count="0" meta:object-count="0" meta:page-count="1" meta:paragraph-count="17" meta:word-count="174" meta:character-count="1396" meta:non-whitespace-character-count="1258"/>
    <meta:user-defined meta:name="Info 1"/>
    <meta:user-defined meta:name="Info 2"/>
    <meta:user-defined meta:name="Info 3"/>
    <meta:user-defined meta:name="Info 4"/>
  </office:meta>
</office:document-meta>
</file>